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timeout p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error p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formula="of:=AVERAGE([$Amsterdam.H2:.H7];[$Athens.H2:.H7];[$Ghent.H2:.H7];[$Maastricht.H2:.H7];[$Manchester.H2:.H7])" office:value-type="float" office:value="0" calcext:value-type="float">
            <text:p>0.000</text:p>
          </table:table-cell>
          <table:table-cell table:style-name="ce1" table:formula="of:=AVERAGE([$Amsterdam.I2:.I7];[$Athens.I2:.I7];[$Ghent.I2:.I7];[$Maastricht.I2:.I7];[$Manchester.I2:.I7])" office:value-type="float" office:value="0.111111111111111" calcext:value-type="float">
            <text:p>0.111</text:p>
          </table:table-cell>
          <table:table-cell table:style-name="ce1" table:formula="of:=AVERAGE([$Amsterdam.J2:.J7];[$Athens.J2:.J7];[$Ghent.J2:.J7];[$Maastricht.J2:.J7];[$Manchester.J2:.J7])" office:value-type="float" office:value="0" calcext:value-type="float">
            <text:p>0.000</text:p>
          </table:table-cell>
          <table:table-cell table:style-name="ce1" table:formula="of:=AVERAGE([$Amsterdam.K2:.K7];[$Athens.K2:.K7];[$Ghent.K2:.K7];[$Maastricht.K2:.K7];[$Manchester.K2:.K7])" office:value-type="float" office:value="0.0555555555555556" calcext:value-type="float">
            <text:p>0.056</text:p>
          </table:table-cell>
          <table:table-cell table:style-name="ce1" table:formula="of:=AVERAGE([$Amsterdam.L2:.L7];[$Athens.L2:.L7];[$Ghent.L2:.L7];[$Maastricht.L2:.L7];[$Manchester.L2:.L7])" office:value-type="float" office:value="0.833333333333333" calcext:value-type="float">
            <text:p>0.833</text:p>
          </table:table-cell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formula="of:=AVERAGE([$Amsterdam.H8:.H13];[$Athens.H8:.H13];[$Ghent.H8:.H13];[$Maastricht.H8:.H13];[$Manchester.H8:.H13])" office:value-type="float" office:value="0" calcext:value-type="float">
            <text:p>0.000</text:p>
          </table:table-cell>
          <table:table-cell table:style-name="ce1" table:formula="of:=AVERAGE([$Amsterdam.I8:.I13];[$Athens.I8:.I13];[$Ghent.I8:.I13];[$Maastricht.I8:.I13];[$Manchester.I8:.I13])" office:value-type="float" office:value="0" calcext:value-type="float">
            <text:p>0.000</text:p>
          </table:table-cell>
          <table:table-cell table:style-name="ce1" table:formula="of:=AVERAGE([$Amsterdam.J8:.J13];[$Athens.J8:.J13];[$Ghent.J8:.J13];[$Maastricht.J8:.J13];[$Manchester.J8:.J13])" office:value-type="float" office:value="0" calcext:value-type="float">
            <text:p>0.000</text:p>
          </table:table-cell>
          <table:table-cell table:style-name="ce1" table:formula="of:=AVERAGE([$Amsterdam.K8:.K13];[$Athens.K8:.K13];[$Ghent.K8:.K13];[$Maastricht.K8:.K13];[$Manchester.K8:.K13])" office:value-type="float" office:value="0.0555555555555556" calcext:value-type="float">
            <text:p>0.056</text:p>
          </table:table-cell>
          <table:table-cell table:style-name="ce1" table:formula="of:=AVERAGE([$Amsterdam.L8:.L13];[$Athens.L8:.L13];[$Ghent.L8:.L13];[$Maastricht.L8:.L13];[$Manchester.L8:.L13])" office:value-type="float" office:value="0.944444444444444" calcext:value-type="float">
            <text:p>0.944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formula="of:=AVERAGE([$Amsterdam.H14:.H19];[$Athens.H14:.H19];[$Ghent.H14:.H19];[$Maastricht.H14:.H19];[$Manchester.H14:.H19])" office:value-type="float" office:value="0.833333333333333" calcext:value-type="float">
            <text:p>0.833</text:p>
          </table:table-cell>
          <table:table-cell table:style-name="ce1" table:formula="of:=AVERAGE([$Amsterdam.I14:.I19];[$Athens.I14:.I19];[$Ghent.I14:.I19];[$Maastricht.I14:.I19];[$Manchester.I14:.I19])" office:value-type="float" office:value="0.166666666666667" calcext:value-type="float">
            <text:p>0.167</text:p>
          </table:table-cell>
          <table:table-cell table:style-name="ce1" table:formula="of:=AVERAGE([$Amsterdam.J14:.J19];[$Athens.J14:.J19];[$Ghent.J14:.J19];[$Maastricht.J14:.J19];[$Manchester.J14:.J19])" office:value-type="float" office:value="0" calcext:value-type="float">
            <text:p>0.000</text:p>
          </table:table-cell>
          <table:table-cell table:style-name="ce1" table:formula="of:=AVERAGE([$Amsterdam.K14:.K19];[$Athens.K14:.K19];[$Ghent.K14:.K19];[$Maastricht.K14:.K19];[$Manchester.K14:.K19])" office:value-type="float" office:value="0" calcext:value-type="float">
            <text:p>0.000</text:p>
          </table:table-cell>
          <table:table-cell table:style-name="ce1" table:formula="of:=AVERAGE([$Amsterdam.L14:.L19];[$Athens.L14:.L19];[$Ghent.L14:.L19];[$Maastricht.L14:.L19];[$Manchester.L14:.L19])" office:value-type="float" office:value="0" calcext:value-type="float">
            <text:p>0.000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table:formula="of:=AVERAGE([$Amsterdam.H20:.H25];[$Athens.H20:.H25];[$Ghent.H20:.H25];[$Maastricht.H20:.H25];[$Manchester.H20:.H25])" office:value-type="float" office:value="0" calcext:value-type="float">
            <text:p>0.000</text:p>
          </table:table-cell>
          <table:table-cell table:style-name="ce1" table:formula="of:=AVERAGE([$Amsterdam.I20:.I25];[$Athens.I20:.I25];[$Ghent.I20:.I25];[$Maastricht.I20:.I25];[$Manchester.I20:.I25])" office:value-type="float" office:value="0" calcext:value-type="float">
            <text:p>0.000</text:p>
          </table:table-cell>
          <table:table-cell table:style-name="ce1" table:formula="of:=AVERAGE([$Amsterdam.J20:.J25];[$Athens.J20:.J25];[$Ghent.J20:.J25];[$Maastricht.J20:.J25];[$Manchester.J20:.J25])" office:value-type="float" office:value="0" calcext:value-type="float">
            <text:p>0.000</text:p>
          </table:table-cell>
          <table:table-cell table:style-name="ce1" table:formula="of:=AVERAGE([$Amsterdam.K20:.K25];[$Athens.K20:.K25];[$Ghent.K20:.K25];[$Maastricht.K20:.K25];[$Manchester.K20:.K25])" office:value-type="float" office:value="0" calcext:value-type="float">
            <text:p>0.000</text:p>
          </table:table-cell>
          <table:table-cell table:style-name="ce1" table:formula="of:=AVERAGE([$Amsterdam.L20:.L25];[$Athens.L20:.L25];[$Ghent.L20:.L25];[$Maastricht.L20:.L25];[$Manchester.L20:.L25])" office:value-type="float" office:value="1" calcext:value-type="float">
            <text:p>1.000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formula="of:=AVERAGE([$Amsterdam.H26:.H31];[$Athens.H26:.H31];[$Ghent.H26:.H31];[$Maastricht.H26:.H31];[$Manchester.H26:.H31])" office:value-type="float" office:value="0" calcext:value-type="float">
            <text:p>0.000</text:p>
          </table:table-cell>
          <table:table-cell table:style-name="ce1" table:formula="of:=AVERAGE([$Amsterdam.I26:.I31];[$Athens.I26:.I31];[$Ghent.I26:.I31];[$Maastricht.I26:.I31];[$Manchester.I26:.I31])" office:value-type="float" office:value="0" calcext:value-type="float">
            <text:p>0.000</text:p>
          </table:table-cell>
          <table:table-cell table:style-name="ce1" table:formula="of:=AVERAGE([$Amsterdam.J26:.J31];[$Athens.J26:.J31];[$Ghent.J26:.J31];[$Maastricht.J26:.J31];[$Manchester.J26:.J31])" office:value-type="float" office:value="0" calcext:value-type="float">
            <text:p>0.000</text:p>
          </table:table-cell>
          <table:table-cell table:style-name="ce1" table:formula="of:=AVERAGE([$Amsterdam.K26:.K31];[$Athens.K26:.K31];[$Ghent.K26:.K31];[$Maastricht.K26:.K31];[$Manchester.K26:.K31])" office:value-type="float" office:value="0" calcext:value-type="float">
            <text:p>0.000</text:p>
          </table:table-cell>
          <table:table-cell table:style-name="ce1" table:formula="of:=AVERAGE([$Amsterdam.L26:.L31];[$Athens.L26:.L31];[$Ghent.L26:.L31];[$Maastricht.L26:.L31];[$Manchester.L26:.L31])" office:value-type="float" office:value="1" calcext:value-type="float">
            <text:p>1.000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formula="of:=AVERAGE([$Amsterdam.H32:.H37];[$Athens.H32:.H37];[$Ghent.H32:.H37];[$Maastricht.H32:.H37];[$Manchester.H32:.H37])" office:value-type="float" office:value="0" calcext:value-type="float">
            <text:p>0.000</text:p>
          </table:table-cell>
          <table:table-cell table:style-name="ce1" table:formula="of:=AVERAGE([$Amsterdam.I32:.I37];[$Athens.I32:.I37];[$Ghent.I32:.I37];[$Maastricht.I32:.I37];[$Manchester.I32:.I37])" office:value-type="float" office:value="0.111111111111111" calcext:value-type="float">
            <text:p>0.111</text:p>
          </table:table-cell>
          <table:table-cell table:style-name="ce1" table:formula="of:=AVERAGE([$Amsterdam.J32:.J37];[$Athens.J32:.J37];[$Ghent.J32:.J37];[$Maastricht.J32:.J37];[$Manchester.J32:.J37])" office:value-type="float" office:value="0" calcext:value-type="float">
            <text:p>0.000</text:p>
          </table:table-cell>
          <table:table-cell table:style-name="ce1" table:formula="of:=AVERAGE([$Amsterdam.K32:.K37];[$Athens.K32:.K37];[$Ghent.K32:.K37];[$Maastricht.K32:.K37];[$Manchester.K32:.K37])" office:value-type="float" office:value="0.0555555555555556" calcext:value-type="float">
            <text:p>0.056</text:p>
          </table:table-cell>
          <table:table-cell table:style-name="ce1" table:formula="of:=AVERAGE([$Amsterdam.L32:.L37];[$Athens.L32:.L37];[$Ghent.L32:.L37];[$Maastricht.L32:.L37];[$Manchester.L32:.L37])" office:value-type="float" office:value="0.833333333333333" calcext:value-type="float">
            <text:p>0.833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table:formula="of:=AVERAGE([$Amsterdam.H38:.H43];[$Athens.H38:.H43];[$Ghent.H38:.H43];[$Maastricht.H38:.H43];[$Manchester.H38:.H43])" office:value-type="float" office:value="1" calcext:value-type="float">
            <text:p>1.000</text:p>
          </table:table-cell>
          <table:table-cell table:style-name="ce1" table:formula="of:=AVERAGE([$Amsterdam.I38:.I43];[$Athens.I38:.I43];[$Ghent.I38:.I43];[$Maastricht.I38:.I43];[$Manchester.I38:.I43])" office:value-type="float" office:value="0" calcext:value-type="float">
            <text:p>0.000</text:p>
          </table:table-cell>
          <table:table-cell table:style-name="ce1" table:formula="of:=AVERAGE([$Amsterdam.J38:.J43];[$Athens.J38:.J43];[$Ghent.J38:.J43];[$Maastricht.J38:.J43];[$Manchester.J38:.J43])" office:value-type="float" office:value="0" calcext:value-type="float">
            <text:p>0.000</text:p>
          </table:table-cell>
          <table:table-cell table:style-name="ce1" table:formula="of:=AVERAGE([$Amsterdam.K38:.K43];[$Athens.K38:.K43];[$Ghent.K38:.K43];[$Maastricht.K38:.K43];[$Manchester.K38:.K43])" office:value-type="float" office:value="0" calcext:value-type="float">
            <text:p>0.000</text:p>
          </table:table-cell>
          <table:table-cell table:style-name="ce1" table:formula="of:=AVERAGE([$Amsterdam.L38:.L43];[$Athens.L38:.L43];[$Ghent.L38:.L43];[$Maastricht.L38:.L43];[$Manchester.L38:.L43])" office:value-type="float" office:value="0" calcext:value-type="float">
            <text:p>0.000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table:formula="of:=AVERAGE([$Amsterdam.H44:.H49];[$Athens.H44:.H49];[$Ghent.H44:.H49];[$Maastricht.H44:.H49];[$Manchester.H44:.H49])" office:value-type="float" office:value="0" calcext:value-type="float">
            <text:p>0.000</text:p>
          </table:table-cell>
          <table:table-cell table:style-name="ce1" table:formula="of:=AVERAGE([$Amsterdam.I44:.I49];[$Athens.I44:.I49];[$Ghent.I44:.I49];[$Maastricht.I44:.I49];[$Manchester.I44:.I49])" office:value-type="float" office:value="0" calcext:value-type="float">
            <text:p>0.000</text:p>
          </table:table-cell>
          <table:table-cell table:style-name="ce1" table:formula="of:=AVERAGE([$Amsterdam.J44:.J49];[$Athens.J44:.J49];[$Ghent.J44:.J49];[$Maastricht.J44:.J49];[$Manchester.J44:.J49])" office:value-type="float" office:value="0" calcext:value-type="float">
            <text:p>0.000</text:p>
          </table:table-cell>
          <table:table-cell table:style-name="ce1" table:formula="of:=AVERAGE([$Amsterdam.K44:.K49];[$Athens.K44:.K49];[$Ghent.K44:.K49];[$Maastricht.K44:.K49];[$Manchester.K44:.K49])" office:value-type="float" office:value="0" calcext:value-type="float">
            <text:p>0.000</text:p>
          </table:table-cell>
          <table:table-cell table:style-name="ce1" table:formula="of:=AVERAGE([$Amsterdam.L44:.L49];[$Athens.L44:.L49];[$Ghent.L44:.L49];[$Maastricht.L44:.L49];[$Manchester.L44:.L49])" office:value-type="float" office:value="1" calcext:value-type="float">
            <text:p>1.000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table:formula="of:=AVERAGE([$Amsterdam.H50:.H55];[$Athens.H50:.H55];[$Ghent.H50:.H55];[$Maastricht.H50:.H55];[$Manchester.H50:.H55])" office:value-type="float" office:value="0" calcext:value-type="float">
            <text:p>0.000</text:p>
          </table:table-cell>
          <table:table-cell table:style-name="ce1" table:formula="of:=AVERAGE([$Amsterdam.I50:.I55];[$Athens.I50:.I55];[$Ghent.I50:.I55];[$Maastricht.I50:.I55];[$Manchester.I50:.I55])" office:value-type="float" office:value="0" calcext:value-type="float">
            <text:p>0.000</text:p>
          </table:table-cell>
          <table:table-cell table:style-name="ce1" table:formula="of:=AVERAGE([$Amsterdam.J50:.J55];[$Athens.J50:.J55];[$Ghent.J50:.J55];[$Maastricht.J50:.J55];[$Manchester.J50:.J55])" office:value-type="float" office:value="0" calcext:value-type="float">
            <text:p>0.000</text:p>
          </table:table-cell>
          <table:table-cell table:style-name="ce1" table:formula="of:=AVERAGE([$Amsterdam.K50:.K55];[$Athens.K50:.K55];[$Ghent.K50:.K55];[$Maastricht.K50:.K55];[$Manchester.K50:.K55])" office:value-type="float" office:value="0" calcext:value-type="float">
            <text:p>0.000</text:p>
          </table:table-cell>
          <table:table-cell table:style-name="ce1" table:formula="of:=AVERAGE([$Amsterdam.L50:.L55];[$Athens.L50:.L55];[$Ghent.L50:.L55];[$Maastricht.L50:.L55];[$Manchester.L50:.L55])" office:value-type="float" office:value="1" calcext:value-type="float">
            <text:p>1.000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table:formula="of:=AVERAGE([$Amsterdam.H56:.H61];[$Athens.H56:.H61];[$Ghent.H56:.H61];[$Maastricht.H56:.H61];[$Manchester.H56:.H61])" office:value-type="float" office:value="0" calcext:value-type="float">
            <text:p>0.000</text:p>
          </table:table-cell>
          <table:table-cell table:style-name="ce1" table:formula="of:=AVERAGE([$Amsterdam.I56:.I61];[$Athens.I56:.I61];[$Ghent.I56:.I61];[$Maastricht.I56:.I61];[$Manchester.I56:.I61])" office:value-type="float" office:value="0" calcext:value-type="float">
            <text:p>0.000</text:p>
          </table:table-cell>
          <table:table-cell table:style-name="ce1" table:formula="of:=AVERAGE([$Amsterdam.J56:.J61];[$Athens.J56:.J61];[$Ghent.J56:.J61];[$Maastricht.J56:.J61];[$Manchester.J56:.J61])" office:value-type="float" office:value="0" calcext:value-type="float">
            <text:p>0.000</text:p>
          </table:table-cell>
          <table:table-cell table:style-name="ce1" table:formula="of:=AVERAGE([$Amsterdam.K56:.K61];[$Athens.K56:.K61];[$Ghent.K56:.K61];[$Maastricht.K56:.K61];[$Manchester.K56:.K61])" office:value-type="float" office:value="0" calcext:value-type="float">
            <text:p>0.000</text:p>
          </table:table-cell>
          <table:table-cell table:style-name="ce1" table:formula="of:=AVERAGE([$Amsterdam.L56:.L61];[$Athens.L56:.L61];[$Ghent.L56:.L61];[$Maastricht.L56:.L61];[$Manchester.L56:.L61])" office:value-type="float" office:value="1" calcext:value-type="float">
            <text:p>1.000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formula="of:=AVERAGE([$Amsterdam.H62:.H67];[$Athens.H62:.H67];[$Ghent.H62:.H67];[$Maastricht.H62:.H67];[$Manchester.H62:.H67])" office:value-type="float" office:value="0" calcext:value-type="float">
            <text:p>0.000</text:p>
          </table:table-cell>
          <table:table-cell table:style-name="ce1" table:formula="of:=AVERAGE([$Amsterdam.I62:.I67];[$Athens.I62:.I67];[$Ghent.I62:.I67];[$Maastricht.I62:.I67];[$Manchester.I62:.I67])" office:value-type="float" office:value="0" calcext:value-type="float">
            <text:p>0.000</text:p>
          </table:table-cell>
          <table:table-cell table:style-name="ce1" table:formula="of:=AVERAGE([$Amsterdam.J62:.J67];[$Athens.J62:.J67];[$Ghent.J62:.J67];[$Maastricht.J62:.J67];[$Manchester.J62:.J67])" office:value-type="float" office:value="0" calcext:value-type="float">
            <text:p>0.000</text:p>
          </table:table-cell>
          <table:table-cell table:style-name="ce1" table:formula="of:=AVERAGE([$Amsterdam.K62:.K67];[$Athens.K62:.K67];[$Ghent.K62:.K67];[$Maastricht.K62:.K67];[$Manchester.K62:.K67])" office:value-type="float" office:value="0" calcext:value-type="float">
            <text:p>0.000</text:p>
          </table:table-cell>
          <table:table-cell table:style-name="ce1" table:formula="of:=AVERAGE([$Amsterdam.L62:.L67];[$Athens.L62:.L67];[$Ghent.L62:.L67];[$Maastricht.L62:.L67];[$Manchester.L62:.L67])" office:value-type="float" office:value="1" calcext:value-type="float">
            <text:p>1.000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formula="of:=AVERAGE([$Amsterdam.H68:.H73];[$Athens.H68:.H73];[$Ghent.H68:.H73];[$Maastricht.H68:.H73];[$Manchester.H68:.H73])" office:value-type="float" office:value="0" calcext:value-type="float">
            <text:p>0.000</text:p>
          </table:table-cell>
          <table:table-cell table:style-name="ce1" table:formula="of:=AVERAGE([$Amsterdam.I68:.I73];[$Athens.I68:.I73];[$Ghent.I68:.I73];[$Maastricht.I68:.I73];[$Manchester.I68:.I73])" office:value-type="float" office:value="0" calcext:value-type="float">
            <text:p>0.000</text:p>
          </table:table-cell>
          <table:table-cell table:style-name="ce1" table:formula="of:=AVERAGE([$Amsterdam.J68:.J73];[$Athens.J68:.J73];[$Ghent.J68:.J73];[$Maastricht.J68:.J73];[$Manchester.J68:.J73])" office:value-type="float" office:value="0" calcext:value-type="float">
            <text:p>0.000</text:p>
          </table:table-cell>
          <table:table-cell table:style-name="ce1" table:formula="of:=AVERAGE([$Amsterdam.K68:.K73];[$Athens.K68:.K73];[$Ghent.K68:.K73];[$Maastricht.K68:.K73];[$Manchester.K68:.K73])" office:value-type="float" office:value="0" calcext:value-type="float">
            <text:p>0.000</text:p>
          </table:table-cell>
          <table:table-cell table:style-name="ce1" table:formula="of:=AVERAGE([$Amsterdam.L68:.L73];[$Athens.L68:.L73];[$Ghent.L68:.L73];[$Maastricht.L68:.L73];[$Manchester.L68:.L73])" office:value-type="float" office:value="1" calcext:value-type="float">
            <text:p>1.000</text:p>
          </table:table-cell>
          <table:table-cell table:formula="of:=SUM([.B13:.F13])" office:value-type="float" office:value="1" calcext:value-type="float">
            <text:p>1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2 07:39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5.39" calcext:value-type="float">
            <text:p>25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0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1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6.62" calcext:value-type="float">
            <text:p>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2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2.3" calcext:value-type="float">
            <text:p>32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2:3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9.95" calcext:value-type="float">
            <text:p>29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3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97" calcext:value-type="float">
            <text:p>2.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92" calcext:value-type="float">
            <text:p>8.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66" calcext:value-type="float">
            <text:p>5.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3:5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65" calcext:value-type="float">
            <text:p>4.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4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4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69" calcext:value-type="float">
            <text:p>3.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4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5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6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7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8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49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0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5" calcext:value-type="float">
            <text:p>10.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0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0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42" calcext:value-type="float">
            <text:p>2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1:1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65" calcext:value-type="float">
            <text:p>15.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1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5" calcext:value-type="float">
            <text:p>1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1:4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86" calcext:value-type="float">
            <text:p>15.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0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32" calcext:value-type="float">
            <text:p>7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23" calcext:value-type="float">
            <text:p>15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47" calcext:value-type="float">
            <text:p>8.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3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28" calcext:value-type="float">
            <text:p>7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2:5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79" calcext:value-type="float">
            <text:p>18.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3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23" calcext:value-type="float">
            <text:p>37.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4:4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31" calcext:value-type="float">
            <text:p>25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5:1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17" calcext:value-type="float">
            <text:p>21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5:3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5.27" calcext:value-type="float">
            <text:p>25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5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6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7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8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7:59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0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1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.79" calcext:value-type="float">
            <text:p>19.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2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83" calcext:value-type="float">
            <text:p>59.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3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4.51" calcext:value-type="float">
            <text:p>34.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3:5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4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9" calcext:value-type="float">
            <text:p>21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4:4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4.52" calcext:value-type="float">
            <text:p>24.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8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0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1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3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4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47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59" calcext:value-type="float">
            <text:p>1.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.08" calcext:value-type="float">
            <text:p>2.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1" calcext:value-type="float">
            <text:p>1.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5:5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0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7.28" calcext:value-type="float">
            <text:p>17.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2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64" calcext:value-type="float">
            <text:p>10.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18" calcext:value-type="float">
            <text:p>7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92" calcext:value-type="float">
            <text:p>5.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08:06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2 10:38:0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0.49" calcext:value-type="float">
            <text:p>40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38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3.39" calcext:value-type="float">
            <text:p>23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39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3.69" calcext:value-type="float">
            <text:p>43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39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2.64" calcext:value-type="float">
            <text:p>42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0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2.53" calcext:value-type="float">
            <text:p>42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1:1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8.12" calcext:value-type="float">
            <text:p>48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2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52" calcext:value-type="float">
            <text:p>5.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2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9.13" calcext:value-type="float">
            <text:p>9.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3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4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2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3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4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5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6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7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8:4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22" calcext:value-type="float">
            <text:p>18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0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42" calcext:value-type="float">
            <text:p>1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7.75" calcext:value-type="float">
            <text:p>17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79" calcext:value-type="float">
            <text:p>20.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9:5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0.44" calcext:value-type="float">
            <text:p>20.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1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2.11" calcext:value-type="float">
            <text:p>22.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3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37" calcext:value-type="float">
            <text:p>8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41" calcext:value-type="float">
            <text:p>5.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4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05" calcext:value-type="float">
            <text:p>8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0:5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8.38" calcext:value-type="float">
            <text:p>8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0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8.23" calcext:value-type="float">
            <text:p>8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8.71" calcext:value-type="float">
            <text:p>8.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1" calcext:value-type="float">
            <text:p>33.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1:5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26.22" calcext:value-type="float">
            <text:p>26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2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59" calcext:value-type="float">
            <text:p>37.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3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4.67" calcext:value-type="float">
            <text:p>34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3:3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3" calcext:value-type="float">
            <text:p>35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93" calcext:value-type="float">
            <text:p>36.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4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5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6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7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8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59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0:4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9" calcext:value-type="float">
            <text:p>33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1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6.59" calcext:value-type="float">
            <text:p>16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1:3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2.15" calcext:value-type="float">
            <text:p>32.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2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5.68" calcext:value-type="float">
            <text:p>35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2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41" calcext:value-type="float">
            <text:p>35.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3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8.65" calcext:value-type="float">
            <text:p>38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33" calcext:value-type="float">
            <text:p>1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11" calcext:value-type="float">
            <text:p>1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2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39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1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39" calcext:value-type="float">
            <text:p>1.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74" calcext:value-type="float">
            <text:p>1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86" calcext:value-type="float">
            <text:p>1.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5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9.45" calcext:value-type="float">
            <text:p>9.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4:59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4.5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0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1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03" calcext:value-type="float">
            <text:p>10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5:3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</table:table-row>
        <table:table-row table:style-name="ro1">
          <table:table-cell office:value-type="string" calcext:value-type="string">
            <text:p>2020-05-13 10:05:3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4.45" calcext:value-type="float">
            <text:p>34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6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7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3.49" calcext:value-type="float">
            <text:p>53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8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7.85" calcext:value-type="float">
            <text:p>37.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8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3.26" calcext:value-type="float">
            <text:p>33.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4.02" calcext:value-type="float">
            <text:p>34.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4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68" calcext:value-type="float">
            <text:p>3.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16" calcext:value-type="float">
            <text:p>8.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7.61" calcext:value-type="float">
            <text:p>7.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08" calcext:value-type="float">
            <text:p>4.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09" calcext:value-type="float">
            <text:p>3.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59" calcext:value-type="float">
            <text:p>3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1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8" calcext:value-type="float">
            <text:p>5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2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3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4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6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9" calcext:value-type="float">
            <text:p>13.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6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0.03" calcext:value-type="float">
            <text:p>30.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2.14" calcext:value-type="float">
            <text:p>22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2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6.36" calcext:value-type="float">
            <text:p>16.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4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93" calcext:value-type="float">
            <text:p>14.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7:5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41" calcext:value-type="float">
            <text:p>15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21" calcext:value-type="float">
            <text:p>6.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1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2.68" calcext:value-type="float">
            <text:p>12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.82" calcext:value-type="float">
            <text:p>9.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4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72" calcext:value-type="float">
            <text:p>6.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48" calcext:value-type="float">
            <text:p>6.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5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8" calcext:value-type="float">
            <text:p>6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8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4.56" calcext:value-type="float">
            <text:p>24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9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true" calcext:value-type="boolean">
            <text:p>TRU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0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4.95" calcext:value-type="float">
            <text:p>44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0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97" calcext:value-type="float">
            <text:p>59.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1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5.53" calcext:value-type="float">
            <text:p>25.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2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78" calcext:value-type="float">
            <text:p>23.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2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3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4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5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6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7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8:3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6.9" calcext:value-type="float">
            <text:p>26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9:0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4.21" calcext:value-type="float">
            <text:p>54.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9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47" calcext:value-type="float">
            <text:p>39.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0:3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7.31" calcext:value-type="float">
            <text:p>27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0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45" calcext:value-type="float">
            <text:p>26.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2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68" calcext:value-type="float">
            <text:p>23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9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1:5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2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2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3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.01" calcext:value-type="float">
            <text:p>2.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46" calcext:value-type="float">
            <text:p>1.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3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82" calcext:value-type="float">
            <text:p>6.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2:5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5" calcext:value-type="float">
            <text:p>14.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0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1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03" calcext:value-type="float">
            <text:p>7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3:3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6" calcext:value-type="float">
            <text:p>6.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</table:table-row>
      </table:table>
      <table:named-expressions/>
      <table:database-ranges>
        <table:database-range table:name="__Anonymous_Sheet_DB__1" table:target-range-address="Amsterdam.A1:Amsterdam.M73">
          <table:sort>
            <table:sort-by table:field-number="3" table:data-type="automatic"/>
          </table:sort>
        </table:database-range>
        <table:database-range table:name="__Anonymous_Sheet_DB__2" table:target-range-address="Athens.A1:Athens.M73">
          <table:sort>
            <table:sort-by table:field-number="3" table:data-type="automatic"/>
          </table:sort>
        </table:database-range>
        <table:database-range table:name="__Anonymous_Sheet_DB__3" table:target-range-address="Ghent.A1:Ghent.M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52:36.15676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4T12:42:46.574438601</dc:date>
    <dc:creator>Tobias Kuhn</dc:creator>
    <meta:editing-duration>PT1H11M7S</meta:editing-duration>
    <meta:editing-cycles>23</meta:editing-cycles>
    <meta:document-statistic meta:table-count="6" meta:cell-count="2950" meta:object-count="0"/>
  </office:meta>
</office:document-meta>
</file>